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55600000300BB0EE136FA0CFB63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textarea-horizontal-align="justify" draw:textarea-vertical-align="middle" draw:auto-grow-height="false" fo:min-height="0.936cm" fo:min-width="0.632cm"/>
    </style:style>
    <style:style style:name="gr3" style:family="graphic" style:parent-style-name="objectwithoutfill">
      <style:graphic-properties draw:fill="solid" draw:textarea-vertical-align="middl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002cm"/>
    </style:style>
    <style:style style:name="pr1" style:family="presentation" style:parent-style-name="DNA-title">
      <style:graphic-properties draw:auto-grow-height="true" fo:min-height="2.6cm"/>
    </style:style>
    <style:style style:name="pr2" style:family="presentation" style:parent-style-name="DNA-outline1">
      <style:graphic-properties fo:min-height="8.884cm"/>
    </style:style>
    <style:style style:name="pr3" style:family="presentation" style:parent-style-name="DNA-notes">
      <style:graphic-properties draw:fill-color="#ffffff" draw:auto-grow-height="true" fo:min-height="14cm"/>
    </style:style>
    <style:style style:name="pr4" style:family="presentation" style:parent-style-name="DNA-title">
      <style:graphic-properties fo:min-height="2.6cm"/>
    </style:style>
    <style:style style:name="pr5" style:family="presentation" style:parent-style-name="DNA-notes">
      <style:graphic-properties draw:fill-color="#ffffff" fo:min-height="14cm"/>
    </style:style>
    <style:style style:name="P1" style:family="paragraph">
      <loext:graphic-properties draw:fill-color="#ffffff"/>
    </style:style>
    <style:style style:name="P2" style:family="paragraph">
      <style:paragraph-properties fo:text-align="center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="none" draw:fill-color="#ffffff"/>
    </style:style>
    <style:style style:name="T1" style:family="text">
      <style:text-properties fo:color="#050505" style:text-outline="false" style:text-line-through-style="none" style:text-line-through-type="none" style:font-name="Liberation Sans1" fo:font-size="20.899999618530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2" style:family="text">
      <style:text-properties fo:color="#c9211e" style:text-outline="false" style:text-line-through-style="none" style:text-line-through-type="none" style:font-name="Liberation Sans1" fo:font-size="24pt" fo:text-shadow="none" style:text-underline-style="none" fo:font-weight="normal" style:letter-kerning="true" style:font-weight-asian="normal" style:font-weight-complex="normal" style:text-emphasize="none" style:font-relief="none" style:text-overline-style="none" style:text-overline-color="font-color"/>
    </style:style>
    <style:style style:name="T3" style:family="text">
      <style:text-properties fo:color="#050505" style:text-outline="false" style:text-line-through-style="none" style:text-line-through-type="none" style:font-name="Liberation Sans1" fo:font-size="24pt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4" style:family="text">
      <style:text-properties fo:color="#c9211e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style:style style:name="T5" style:family="text">
      <style:text-properties fo:color="#050505" style:text-outline="false" style:text-line-through-style="none" style:text-line-through-type="none" style:font-name="Liberation Sans1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T6" style:family="text">
      <style:text-properties fo:color="#c9211e" fo:font-style="italic" style:font-style-asian="italic" style:font-style-complex="italic"/>
    </style:style>
    <style:style style:name="T7" style:family="text">
      <style:text-properties fo:color="#050505" style:text-outline="false" style:text-line-through-style="none" style:text-line-through-type="none" style:font-name="Liberation Sans1" fo:font-size="24pt" fo:font-style="italic" fo:text-shadow="none" style:text-underline-style="none" fo:font-weight="normal" style:letter-kerning="true" style:font-style-asian="italic" style:font-style-complex="italic" style:text-emphasize="none" style:font-relief="none" style:text-overline-style="none" style:text-overline-color="font-color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fo:color="#0066ff" fo:font-size="40%"/>
      </text:list-level-style-bullet>
      <text:list-level-style-bullet text:level="2" text:bullet-char="–">
        <style:list-level-properties text:space-before="1.5cm" text:min-label-width="0.9cm"/>
        <style:text-properties fo:font-family="StarSymbol" fo:color="#0066ff" fo:font-size="40%"/>
      </text:list-level-style-bullet>
      <text:list-level-style-bullet text:level="3" text:bullet-char="●">
        <style:list-level-properties text:space-before="2.8cm" text:min-label-width="0.8cm"/>
        <style:text-properties fo:font-family="StarSymbol" fo:color="#0066ff" fo:font-size="40%"/>
      </text:list-level-style-bullet>
      <text:list-level-style-bullet text:level="4" text:bullet-char="–">
        <style:list-level-properties text:space-before="4.2cm" text:min-label-width="0.6cm"/>
        <style:text-properties fo:font-family="StarSymbol" fo:color="#0066ff" fo:font-size="40%"/>
      </text:list-level-style-bullet>
      <text:list-level-style-bullet text:level="5" text:bullet-char="●">
        <style:list-level-properties text:space-before="5.4cm" text:min-label-width="0.6cm"/>
        <style:text-properties fo:font-family="StarSymbol" fo:color="#0066ff" fo:font-size="40%"/>
      </text:list-level-style-bullet>
      <text:list-level-style-bullet text:level="6" text:bullet-char="●">
        <style:list-level-properties text:space-before="6.6cm" text:min-label-width="0.6cm"/>
        <style:text-properties fo:font-family="StarSymbol" fo:color="#0066ff" fo:font-size="40%"/>
      </text:list-level-style-bullet>
      <text:list-level-style-bullet text:level="7" text:bullet-char="●">
        <style:list-level-properties text:space-before="7.8cm" text:min-label-width="0.6cm"/>
        <style:text-properties fo:font-family="StarSymbol" fo:color="#0066ff" fo:font-size="40%"/>
      </text:list-level-style-bullet>
      <text:list-level-style-bullet text:level="8" text:bullet-char="●">
        <style:list-level-properties text:space-before="9cm" text:min-label-width="0.6cm"/>
        <style:text-properties fo:font-family="StarSymbol" fo:color="#0066ff" fo:font-size="40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0066ff" fo:font-size="40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0066ff" fo:font-size="40%"/>
      </text:list-level-style-bullet>
    </text:list-style>
    <text:list-style style:name="L3">
      <text:list-level-style-number text:level="1" style:num-suffix="." style:num-format="1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1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1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1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1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1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1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1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1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1">
        <style:list-level-properties text:space-before="11.4cm" text:min-label-width="0.6cm"/>
        <style:text-properties fo:color="#0066ff" fo:font-size="100%"/>
      </text:list-level-style-number>
    </text:list-style>
    <text:list-style style:name="L4">
      <text:list-level-style-number text:level="1" style:num-suffix=")" style:num-format="a">
        <style:list-level-properties text:space-before="0.3cm" text:min-label-width="0.9cm"/>
        <style:text-properties fo:color="#0066ff" fo:font-size="100%"/>
      </text:list-level-style-number>
      <text:list-level-style-number text:level="2" style:num-suffix=")" style:num-format="a">
        <style:list-level-properties text:space-before="1.5cm" text:min-label-width="0.9cm"/>
        <style:text-properties fo:color="#0066ff" fo:font-size="100%"/>
      </text:list-level-style-number>
      <text:list-level-style-number text:level="3" style:num-suffix=")" style:num-format="a">
        <style:list-level-properties text:space-before="2.8cm" text:min-label-width="0.8cm"/>
        <style:text-properties fo:color="#0066ff" fo:font-size="100%"/>
      </text:list-level-style-number>
      <text:list-level-style-number text:level="4" style:num-suffix=")" style:num-format="a">
        <style:list-level-properties text:space-before="4.2cm" text:min-label-width="0.6cm"/>
        <style:text-properties fo:color="#0066ff" fo:font-size="100%"/>
      </text:list-level-style-number>
      <text:list-level-style-number text:level="5" style:num-suffix=")" style:num-format="a">
        <style:list-level-properties text:space-before="5.4cm" text:min-label-width="0.6cm"/>
        <style:text-properties fo:color="#0066ff" fo:font-size="100%"/>
      </text:list-level-style-number>
      <text:list-level-style-number text:level="6" style:num-suffix=")" style:num-format="a">
        <style:list-level-properties text:space-before="6.6cm" text:min-label-width="0.6cm"/>
        <style:text-properties fo:color="#0066ff" fo:font-size="100%"/>
      </text:list-level-style-number>
      <text:list-level-style-number text:level="7" style:num-suffix=")" style:num-format="a">
        <style:list-level-properties text:space-before="7.8cm" text:min-label-width="0.6cm"/>
        <style:text-properties fo:color="#0066ff" fo:font-size="100%"/>
      </text:list-level-style-number>
      <text:list-level-style-number text:level="8" style:num-suffix=")" style:num-format="a">
        <style:list-level-properties text:space-before="9cm" text:min-label-width="0.6cm"/>
        <style:text-properties fo:color="#0066ff" fo:font-size="100%"/>
      </text:list-level-style-number>
      <text:list-level-style-number text:level="9" style:num-suffix=")" style:num-format="a">
        <style:list-level-properties text:space-before="10.2cm" text:min-label-width="0.6cm"/>
        <style:text-properties fo:color="#0066ff" fo:font-size="100%"/>
      </text:list-level-style-number>
      <text:list-level-style-number text:level="10" style:num-suffix=")" style:num-format="a">
        <style:list-level-properties text:space-before="11.4cm" text:min-label-width="0.6cm"/>
        <style:text-properties fo:color="#0066ff" fo:font-size="100%"/>
      </text:list-level-style-number>
    </text:list-style>
    <text:list-style style:name="L5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6">
      <text:list-level-style-number text:level="1" style:num-suffix="." style:num-format="i">
        <style:list-level-properties text:space-before="0.3cm" text:min-label-width="0.9cm"/>
        <style:text-properties fo:color="#0066ff" fo:font-size="100%"/>
      </text:list-level-style-number>
      <text:list-level-style-number text:level="2" style:num-suffix="." style:num-format="i">
        <style:list-level-properties text:space-before="1.5cm" text:min-label-width="0.9cm"/>
        <style:text-properties fo:color="#0066ff" fo:font-size="100%"/>
      </text:list-level-style-number>
      <text:list-level-style-number text:level="3" style:num-suffix="." style:num-format="i">
        <style:list-level-properties text:space-before="2.8cm" text:min-label-width="0.8cm"/>
        <style:text-properties fo:color="#0066ff" fo:font-size="100%"/>
      </text:list-level-style-number>
      <text:list-level-style-number text:level="4" style:num-suffix="." style:num-format="i">
        <style:list-level-properties text:space-before="4.2cm" text:min-label-width="0.6cm"/>
        <style:text-properties fo:color="#0066ff" fo:font-size="100%"/>
      </text:list-level-style-number>
      <text:list-level-style-number text:level="5" style:num-suffix="." style:num-format="i">
        <style:list-level-properties text:space-before="5.4cm" text:min-label-width="0.6cm"/>
        <style:text-properties fo:color="#0066ff" fo:font-size="100%"/>
      </text:list-level-style-number>
      <text:list-level-style-number text:level="6" style:num-suffix="." style:num-format="i">
        <style:list-level-properties text:space-before="6.6cm" text:min-label-width="0.6cm"/>
        <style:text-properties fo:color="#0066ff" fo:font-size="100%"/>
      </text:list-level-style-number>
      <text:list-level-style-number text:level="7" style:num-suffix="." style:num-format="i">
        <style:list-level-properties text:space-before="7.8cm" text:min-label-width="0.6cm"/>
        <style:text-properties fo:color="#0066ff" fo:font-size="100%"/>
      </text:list-level-style-number>
      <text:list-level-style-number text:level="8" style:num-suffix="." style:num-format="i">
        <style:list-level-properties text:space-before="9cm" text:min-label-width="0.6cm"/>
        <style:text-properties fo:color="#0066ff" fo:font-size="100%"/>
      </text:list-level-style-number>
      <text:list-level-style-number text:level="9" style:num-suffix="." style:num-format="i">
        <style:list-level-properties text:space-before="10.2cm" text:min-label-width="0.6cm"/>
        <style:text-properties fo:color="#0066ff" fo:font-size="100%"/>
      </text:list-level-style-number>
      <text:list-level-style-number text:level="10" style:num-suffix="." style:num-format="i">
        <style:list-level-properties text:space-before="11.4cm" text:min-label-width="0.6cm"/>
        <style:text-properties fo:color="#0066ff" fo:font-size="100%"/>
      </text:list-level-style-number>
    </text:list-style>
  </office:automatic-styles>
  <office:body>
    <office:presentation>
      <presentation:footer-decl presentation:name="ftr1">Sistemas da Informação - Prog. II</presentation:footer-decl>
      <presentation:date-time-decl presentation:name="dtd1" presentation:source="current-date" style:data-style-name="D3"/>
      <draw:page draw:name="page1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1" draw:layer="layout" svg:width="22.5cm" svg:height="2.6cm" svg:x="4.5cm" svg:y="0.6cm" presentation:class="title">
          <draw:text-box>
            <text:p>Exercícios Programação II - Árvores</text:p>
          </draw:text-box>
        </draw:frame>
        <draw:frame presentation:style-name="pr2" draw:layer="layout" svg:width="22.5cm" svg:height="9.134cm" svg:x="4.5cm" svg:y="3.8cm" presentation:class="outline">
          <draw:text-box>
            <text:list text:style-name="L2">
              <text:list-item>
                <text:p>Questões:</text:p>
              </text:list-item>
            </text:list>
            <text:list text:style-name="L3">
              <text:list-item>
                <text:list>
                  <text:list-item>
                    <text:p>Monte as árvores (graficamente), a partir da entrada a seguir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E1 = 9 – 5 – 3 – 7 – 4 – 10 – 8 – 12 – 9 </text:p>
                      </text:list-item>
                      <text:list-item>
                        <text:p>E2 = 20 – 22 – 3 – 14 – 15 – 6 – 33 – 23 – 0 </text:p>
                      </text:list-item>
                      <text:list-item>
                        <text:p>E3 = 15 – 12 – 5 – 14 – 15 – 3 – 3 – 2 – 8 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Quais são as impressões para os Algoritmos a seguir a partir das árvores geradas no exercício 1:</text:p>
                  </text:list-item>
                </text:list>
              </text:list-item>
            </text:list>
            <text:list text:style-name="L4">
              <text:list-item>
                <text:list>
                  <text:list-item>
                    <text:list>
                      <text:list-item>
                        <text:p>inOrder</text:p>
                      </text:list-item>
                      <text:list-item>
                        <text:p>preOrder</text:p>
                      </text:list-item>
                      <text:list-item>
                        <text:p>posOrder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p>Faça uma pesquisa e crie um resumo sobre árvores AVL e, explique o que é Rotacionamento.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1.a.)<text:line-break/>E1 = 9 – 5 – 3 – 7 – 4 – 10 – 8 – 12 – 9 <text:s text:c="2"/></text:p>
          </draw:text-box>
        </draw:frame>
        <draw:custom-shape draw:style-name="gr2" draw:text-style-name="P2" xml:id="id7" draw:id="id7" draw:layer="layout" svg:width="1.6cm" svg:height="1.676cm" svg:x="13.899cm" svg:y="4.524cm">
          <svg:title>Cicle</svg:title>
          <text:p text:style-name="P2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3" draw:id="id3" draw:layer="layout" svg:width="1.6cm" svg:height="1.676cm" svg:x="12.299cm" svg:y="6.2cm">
          <svg:title>Cicle</svg:title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" draw:id="id1" draw:layer="layout" svg:width="1.6cm" svg:height="1.676cm" svg:x="10.499cm" svg:y="8.024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8" draw:id="id8" draw:layer="layout" svg:width="1.6cm" svg:height="1.676cm" svg:x="15.699cm" svg:y="6.324cm">
          <svg:title>Cicle</svg:title>
          <text:p text:style-name="P2">1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9" draw:id="id9" draw:layer="layout" svg:width="1.6cm" svg:height="1.676cm" svg:x="17.499cm" svg:y="8.1cm">
          <svg:title>Cicle</svg:title>
          <text:p text:style-name="P2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4" draw:id="id4" draw:layer="layout" svg:width="1.6cm" svg:height="1.676cm" svg:x="13.998cm" svg:y="7.923cm">
          <svg:title>Cicle</svg:title>
          <text:p text:style-name="P2">7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5" draw:id="id5" draw:layer="layout" svg:width="1.6cm" svg:height="1.676cm" svg:x="15.697cm" svg:y="9.622cm">
          <svg:title>Cicle</svg:title>
          <text:p text:style-name="P2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6" draw:id="id6" draw:layer="layout" svg:width="1.6cm" svg:height="1.676cm" svg:x="17.296cm" svg:y="11.221cm">
          <svg:title>Cicle</svg:title>
          <text:p text:style-name="P2">9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" draw:id="id2" draw:layer="layout" svg:width="1.6cm" svg:height="1.676cm" svg:x="12.098cm" svg:y="9.623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1.865cm" svg:y1="9.455cm" svg:x2="12.332cm" svg:y2="9.868cm" draw:start-shape="id1" draw:start-glue-point="9" draw:end-shape="id2" draw:end-glue-point="5" svg:d="M11865 9455l467 413" svg:viewBox="0 0 468 414">
          <text:p/>
        </draw:connector>
        <draw:connector draw:style-name="gr3" draw:text-style-name="P3" draw:layer="layout" draw:type="line" svg:x1="13.665cm" svg:y1="7.631cm" svg:x2="14.232cm" svg:y2="8.168cm" draw:start-shape="id3" draw:start-glue-point="9" draw:end-shape="id4" draw:end-glue-point="5" svg:d="M13665 7631l567 537" svg:viewBox="0 0 568 538">
          <text:p/>
        </draw:connector>
        <draw:connector draw:style-name="gr3" draw:text-style-name="P3" draw:layer="layout" draw:type="line" svg:x1="15.364cm" svg:y1="9.354cm" svg:x2="15.931cm" svg:y2="9.867cm" draw:start-shape="id4" draw:start-glue-point="9" draw:end-shape="id5" draw:end-glue-point="5" svg:d="M15364 9354l567 513" svg:viewBox="0 0 568 514">
          <text:p/>
        </draw:connector>
        <draw:connector draw:style-name="gr3" draw:text-style-name="P3" draw:layer="layout" draw:type="line" svg:x1="17.063cm" svg:y1="11.053cm" svg:x2="17.53cm" svg:y2="11.466cm" draw:start-shape="id5" draw:start-glue-point="9" draw:end-shape="id6" draw:end-glue-point="5" svg:d="M17063 11053l467 413" svg:viewBox="0 0 468 414">
          <text:p/>
        </draw:connector>
        <draw:connector draw:style-name="gr3" draw:text-style-name="P3" draw:layer="layout" draw:type="line" svg:x1="15.265cm" svg:y1="5.955cm" svg:x2="15.933cm" svg:y2="6.569cm" draw:start-shape="id7" draw:start-glue-point="9" draw:end-shape="id8" draw:end-glue-point="5" svg:d="M15265 5955l668 614" svg:viewBox="0 0 669 615">
          <text:p/>
        </draw:connector>
        <draw:connector draw:style-name="gr3" draw:text-style-name="P3" draw:layer="layout" draw:type="line" svg:x1="17.065cm" svg:y1="7.755cm" svg:x2="17.733cm" svg:y2="8.345cm" draw:start-shape="id8" draw:start-glue-point="9" draw:end-shape="id9" draw:end-glue-point="5" svg:d="M17065 7755l668 590" svg:viewBox="0 0 669 591">
          <text:p/>
        </draw:connector>
        <draw:connector draw:style-name="gr3" draw:text-style-name="P3" draw:layer="layout" draw:type="line" svg:x1="14.133cm" svg:y1="5.955cm" svg:x2="13.665cm" svg:y2="6.445cm" draw:start-shape="id7" draw:start-glue-point="7" draw:end-shape="id3" draw:end-glue-point="11" svg:d="M14133 5955l-468 490" svg:viewBox="0 0 469 491">
          <text:p/>
        </draw:connector>
        <draw:connector draw:style-name="gr3" draw:text-style-name="P3" draw:layer="layout" draw:type="line" svg:x1="12.533cm" svg:y1="7.631cm" svg:x2="11.865cm" svg:y2="8.269cm" draw:start-shape="id3" draw:start-glue-point="7" draw:end-shape="id1" draw:end-glue-point="11" svg:d="M12533 7631l-668 638" svg:viewBox="0 0 669 639">
          <text:p/>
        </draw:connector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1.b.)<text:line-break/>E2 = 20 – 22 – 3 – 14 – 15 – 6 – 33 – 23 – 0 <text:s text:c="2"/></text:p>
          </draw:text-box>
        </draw:frame>
        <draw:custom-shape draw:style-name="gr2" draw:text-style-name="P2" xml:id="id12" draw:id="id12" draw:layer="layout" svg:width="1.6cm" svg:height="1.676cm" svg:x="13.899cm" svg:y="4.624cm">
          <svg:title>Cicle</svg:title>
          <text:p text:style-name="P2">2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0" draw:id="id10" draw:layer="layout" svg:width="1.6cm" svg:height="1.676cm" svg:x="12.299cm" svg:y="6.3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5" draw:id="id15" draw:layer="layout" svg:width="1.6cm" svg:height="1.676cm" svg:x="10.799cm" svg:y="7.824cm">
          <svg:title>Cicle</svg:title>
          <text:p text:style-name="P2">0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3" draw:id="id13" draw:layer="layout" svg:width="1.6cm" svg:height="1.676cm" svg:x="15.999cm" svg:y="6.724cm">
          <svg:title>Cicle</svg:title>
          <text:p text:style-name="P2">2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4" draw:id="id14" draw:layer="layout" svg:width="1.6cm" svg:height="1.676cm" svg:x="17.799cm" svg:y="8.6cm">
          <svg:title>Cicle</svg:title>
          <text:p text:style-name="P2">3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1" draw:id="id11" draw:layer="layout" svg:width="1.6cm" svg:height="1.676cm" svg:x="13.798cm" svg:y="7.823cm">
          <svg:title>Cicle</svg:title>
          <text:p text:style-name="P2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665cm" svg:y1="7.731cm" svg:x2="14.032cm" svg:y2="8.068cm" draw:start-shape="id10" draw:start-glue-point="9" draw:end-shape="id11" draw:end-glue-point="5" svg:d="M13665 7731l367 337" svg:viewBox="0 0 368 338">
          <text:p/>
        </draw:connector>
        <draw:connector draw:style-name="gr3" draw:text-style-name="P3" draw:layer="layout" draw:type="line" svg:x1="15.265cm" svg:y1="6.055cm" svg:x2="16.233cm" svg:y2="6.969cm" draw:start-shape="id12" draw:start-glue-point="9" draw:end-shape="id13" draw:end-glue-point="5" svg:d="M15265 6055l968 914" svg:viewBox="0 0 969 915">
          <text:p/>
        </draw:connector>
        <draw:connector draw:style-name="gr3" draw:text-style-name="P3" draw:layer="layout" draw:type="line" svg:x1="17.365cm" svg:y1="8.155cm" svg:x2="18.033cm" svg:y2="8.845cm" draw:start-shape="id13" draw:start-glue-point="9" draw:end-shape="id14" draw:end-glue-point="5" svg:d="M17365 8155l668 690" svg:viewBox="0 0 669 691">
          <text:p/>
        </draw:connector>
        <draw:connector draw:style-name="gr3" draw:text-style-name="P3" draw:layer="layout" draw:type="line" svg:x1="14.133cm" svg:y1="6.055cm" svg:x2="13.665cm" svg:y2="6.545cm" draw:start-shape="id12" draw:start-glue-point="7" draw:end-shape="id10" draw:end-glue-point="11" svg:d="M14133 6055l-468 490" svg:viewBox="0 0 469 491">
          <text:p/>
        </draw:connector>
        <draw:connector draw:style-name="gr3" draw:text-style-name="P3" draw:layer="layout" draw:type="line" svg:x1="12.533cm" svg:y1="7.731cm" svg:x2="12.165cm" svg:y2="8.069cm" draw:start-shape="id10" draw:start-glue-point="7" draw:end-shape="id15" draw:end-glue-point="11" svg:d="M12533 7731l-368 338" svg:viewBox="0 0 369 339">
          <text:p/>
        </draw:connector>
        <draw:custom-shape draw:style-name="gr2" draw:text-style-name="P2" xml:id="id17" draw:id="id17" draw:layer="layout" svg:width="1.6cm" svg:height="1.676cm" svg:x="15.297cm" svg:y="9.422cm">
          <svg:title>Cicle</svg:title>
          <text:p text:style-name="P2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6" draw:id="id16" draw:layer="layout" svg:width="1.6cm" svg:height="1.676cm" svg:x="12.297cm" svg:y="9.422cm">
          <svg:title>Cicle</svg:title>
          <text:p text:style-name="P2">6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8" draw:id="id18" draw:layer="layout" svg:width="1.6cm" svg:height="1.676cm" svg:x="16.798cm" svg:y="10.499cm">
          <svg:title>Cicle</svg:title>
          <text:p text:style-name="P2">2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4.032cm" svg:y1="9.254cm" svg:x2="13.663cm" svg:y2="9.667cm" draw:start-shape="id11" draw:start-glue-point="7" draw:end-shape="id16" draw:end-glue-point="11" svg:d="M14032 9254l-369 413" svg:viewBox="0 0 370 414">
          <text:p/>
        </draw:connector>
        <draw:connector draw:style-name="gr3" draw:text-style-name="P3" draw:layer="layout" draw:type="line" svg:x1="15.164cm" svg:y1="9.254cm" svg:x2="15.531cm" svg:y2="9.667cm" draw:start-shape="id11" draw:start-glue-point="9" draw:end-shape="id17" draw:end-glue-point="5" svg:d="M15164 9254l367 413" svg:viewBox="0 0 368 414">
          <text:p/>
        </draw:connector>
        <draw:connector draw:style-name="gr3" draw:text-style-name="P3" draw:layer="layout" draw:type="line" svg:x1="18.599cm" svg:y1="10.276cm" svg:x2="18.164cm" svg:y2="10.744cm" draw:start-shape="id14" draw:start-glue-point="8" draw:end-shape="id18" draw:end-glue-point="11" svg:d="M18599 10276l-435 468" svg:viewBox="0 0 436 469">
          <text:p/>
        </draw:connector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1.c.)<text:line-break/>E3 = 15 – 12 – 5 – 14 – 15 – 3 – 3 – 2 – 8 <text:s text:c="2"/></text:p>
          </draw:text-box>
        </draw:frame>
        <draw:custom-shape draw:style-name="gr2" draw:text-style-name="P2" xml:id="id21" draw:id="id21" draw:layer="layout" svg:width="1.6cm" svg:height="1.676cm" svg:x="15.7cm" svg:y="3.224cm">
          <svg:title>Cicle</svg:title>
          <text:p text:style-name="P2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19" draw:id="id19" draw:layer="layout" svg:width="1.6cm" svg:height="1.676cm" svg:x="14.1cm" svg:y="4.9cm">
          <svg:title>Cicle</svg:title>
          <text:p text:style-name="P2">1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2" draw:id="id22" draw:layer="layout" svg:width="1.6cm" svg:height="1.676cm" svg:x="12.6cm" svg:y="6.424cm">
          <svg:title>Cicle</svg:title>
          <text:p text:style-name="P2">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0" draw:id="id20" draw:layer="layout" svg:width="1.6cm" svg:height="1.676cm" svg:x="16.099cm" svg:y="6.923cm">
          <svg:title>Cicle</svg:title>
          <text:p text:style-name="P2">14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5.466cm" svg:y1="6.331cm" svg:x2="16.333cm" svg:y2="7.168cm" draw:start-shape="id19" draw:start-glue-point="9" draw:end-shape="id20" draw:end-glue-point="5" svg:d="M15466 6331l867 837" svg:viewBox="0 0 868 838">
          <text:p/>
        </draw:connector>
        <draw:connector draw:style-name="gr3" draw:text-style-name="P3" draw:layer="layout" draw:type="line" svg:x1="15.934cm" svg:y1="4.655cm" svg:x2="15.466cm" svg:y2="5.145cm" draw:start-shape="id21" draw:start-glue-point="7" draw:end-shape="id19" draw:end-glue-point="11" svg:d="M15934 4655l-468 490" svg:viewBox="0 0 469 491">
          <text:p/>
        </draw:connector>
        <draw:connector draw:style-name="gr3" draw:text-style-name="P3" draw:layer="layout" draw:type="line" svg:x1="14.334cm" svg:y1="6.331cm" svg:x2="13.966cm" svg:y2="6.669cm" draw:start-shape="id19" draw:start-glue-point="7" draw:end-shape="id22" draw:end-glue-point="11" svg:d="M14334 6331l-368 338" svg:viewBox="0 0 369 339">
          <text:p/>
        </draw:connector>
        <draw:custom-shape draw:style-name="gr2" draw:text-style-name="P2" xml:id="id24" draw:id="id24" draw:layer="layout" svg:width="1.6cm" svg:height="1.676cm" svg:x="18.098cm" svg:y="8.922cm">
          <svg:title>Cicle</svg:title>
          <text:p text:style-name="P2">15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3" draw:id="id23" draw:layer="layout" svg:width="1.6cm" svg:height="1.676cm" svg:x="14.698cm" svg:y="8.522cm">
          <svg:title>Cicle</svg:title>
          <text:p text:style-name="P2">8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3.966cm" svg:y1="7.855cm" svg:x2="14.932cm" svg:y2="8.767cm" draw:start-shape="id22" draw:start-glue-point="9" draw:end-shape="id23" draw:end-glue-point="5" svg:d="M13966 7855l966 912" svg:viewBox="0 0 967 913">
          <text:p/>
        </draw:connector>
        <draw:connector draw:style-name="gr3" draw:text-style-name="P3" draw:layer="layout" draw:type="line" svg:x1="17.465cm" svg:y1="8.354cm" svg:x2="18.332cm" svg:y2="9.167cm" draw:start-shape="id20" draw:start-glue-point="9" draw:end-shape="id24" draw:end-glue-point="5" svg:d="M17465 8354l867 813" svg:viewBox="0 0 868 814">
          <text:p/>
        </draw:connector>
        <draw:custom-shape draw:style-name="gr2" draw:text-style-name="P2" xml:id="id27" draw:id="id27" draw:layer="layout" svg:width="1.6cm" svg:height="1.676cm" svg:x="6.699cm" svg:y="12.323cm">
          <svg:title>Cicle</svg:title>
          <text:p text:style-name="P2">2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6" draw:id="id26" draw:layer="layout" svg:width="1.6cm" svg:height="1.676cm" svg:x="8.699cm" svg:y="10.323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2" xml:id="id25" draw:id="id25" draw:layer="layout" svg:width="1.6cm" svg:height="1.676cm" svg:x="10.699cm" svg:y="8.323cm">
          <svg:title>Cicle</svg:title>
          <text:p text:style-name="P2">3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onnector draw:style-name="gr3" draw:text-style-name="P3" draw:layer="layout" draw:type="line" svg:x1="12.834cm" svg:y1="7.855cm" svg:x2="12.065cm" svg:y2="8.568cm" draw:start-shape="id22" draw:start-glue-point="7" draw:end-shape="id25" draw:end-glue-point="11" svg:d="M12834 7855l-769 713" svg:viewBox="0 0 770 714">
          <text:p/>
        </draw:connector>
        <draw:connector draw:style-name="gr3" draw:text-style-name="P3" draw:layer="layout" draw:type="line" svg:x1="10.933cm" svg:y1="9.754cm" svg:x2="10.065cm" svg:y2="10.568cm" draw:start-shape="id25" draw:start-glue-point="7" draw:end-shape="id26" draw:end-glue-point="11" svg:d="M10933 9754l-868 814" svg:viewBox="0 0 869 815">
          <text:p/>
        </draw:connector>
        <draw:connector draw:style-name="gr3" draw:text-style-name="P3" draw:layer="layout" draw:type="line" svg:x1="8.933cm" svg:y1="11.754cm" svg:x2="8.065cm" svg:y2="12.568cm" draw:start-shape="id26" draw:start-glue-point="7" draw:end-shape="id27" draw:end-glue-point="11" svg:d="M8933 11754l-868 814" svg:viewBox="0 0 869 815">
          <text:p/>
        </draw:connector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2.) <text:s text:c="2"/>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4">
              <text:list-item>
                <text:p>inOrder:</text:p>
              </text:list-item>
            </text:list>
            <text:list text:style-name="L6">
              <text:list-item>
                <text:list>
                  <text:list-item>
                    <text:p><text:span text:style-name="T1">E1 = </text:span>3 – 4 – 5 – 7 – 8 – 9 – 9 – 10 – 12 <text:s/></text:p>
                  </text:list-item>
                  <text:list-item>
                    <text:p><text:span text:style-name="T1">E2 = 0 – 3 – 6 – 14 – 15 – 20 – 22 – 23 – 33 </text:span></text:p>
                  </text:list-item>
                  <text:list-item>
                    <text:p>E3 = 2 – 3 – 3 – 5 – 8 – 12 – 14 – 15 – 15 <text:s text:c="2"/></text:p>
                  </text:list-item>
                </text:list>
              </text:list-item>
            </text:list>
            <text:list text:style-name="L4">
              <text:list-item>
                <text:p>preOrder:</text:p>
              </text:list-item>
            </text:list>
            <text:list text:style-name="L6">
              <text:list-item>
                <text:list>
                  <text:list-item>
                    <text:p><text:span text:style-name="T1">E1 = 9 – 5 – 3 – 4 – 7 – 8 – 9 – 10 – 12</text:span></text:p>
                  </text:list-item>
                  <text:list-item>
                    <text:p>E2 = 20 – 3 – 0 – 14 – 6 – 15 – 22 – 33 - 23</text:p>
                  </text:list-item>
                  <text:list-item>
                    <text:p>E3 = 15 – 12 – 5 – 3 – 3 – 2 – 8 – 14 – 15 <text:s/></text:p>
                  </text:list-item>
                </text:list>
              </text:list-item>
            </text:list>
            <text:list text:style-name="L4">
              <text:list-item>
                <text:p>posOrder</text:p>
              </text:list-item>
            </text:list>
            <text:list text:style-name="L6">
              <text:list-item>
                <text:list>
                  <text:list-item>
                    <text:p><text:span text:style-name="T1">E1 = </text:span>4 – 3 – 9 – 8 – 7 – 5 – 12 – 10 – 9</text:p>
                  </text:list-item>
                  <text:list-item>
                    <text:p>E2 = 0 – 6 – 15 – 14 – 3 – 23 – 33 – 22 - 20</text:p>
                  </text:list-item>
                  <text:list-item>
                    <text:p>E3 = 2 – 3 – 3 – 8 – 5 – 15 – 14 – 12 – 15 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3.) <text:s text:c="2"/>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Árvores AVL:</text:span><text:span text:style-name="T3"> é uma árvores binária de busca balanceada, ou seja, uma árvore balanceada </text:span><text:span text:style-name="T4">(árvore completa)</text:span><text:span text:style-name="T3">, são as árvores que minimizam o número de comparações efetuadas no pior caso para uma busca com chaves de probabilidades de ocorrências idênticas. Contudo, para garantir essa propriedade em aplicações dinâmicas, é preciso reconstruir a árvore para seu estado ideal a cada operação sobre seus nós </text:span><text:span text:style-name="T4">(inclusão e exclusão)</text:span><text:span text:style-name="T3">, para ser alcançado um custo de algoritmo com o tempo de pesquisa a </text:span><text:span text:style-name="T4">O(log n)</text:span><text:span text:style-name="T5">. As operações de busca, inserção e remoção de elementos possuem complexidade </text:span><text:span text:style-name="T6">O(log n) (no qual n é o número de elementos da árvore)</text:span>, que são aplicados a árvore de busca binária. O nome <text:span text:style-name="T6">AVL</text:span>, vem de seus criadores soviéticos <text:span text:style-name="T6">Adelson Velsky</text:span> e <text:span text:style-name="T6">Landis</text:span>, e sua primeira referência encontra-se no documento <text:span text:style-name="T6">“Algoritmos para organização da informação”</text:span> de 1962. Nessa estrutura de dados cada elemento é chamado de <text:span text:style-name="T6">nó</text:span>. Cada nó armazena uma chave e dois ponteiros, uma para a subárvore esquerda e outro para subárvore direita.</text:p>
                <text:p><text:span text:style-name="T5"/></text:p>
                <text:p><text:span text:style-name="T5">Fonte: Wikipédia. Disponível via URL: &lt;</text:span><text:span text:style-name="T7"><text:a xlink:href="https://pt.wikipedia.org/Árvore_AVL" xlink:type="simple">https://pt.wikipedia.org/Árvore_AVL</text:a></text:span>&gt;. Acesso em 18 de Junho de 2019.</text:p>
              </text:list-item>
            </text:list>
          </draw:text-box>
        </draw:frame>
        <draw:frame draw:style-name="gr4" draw:text-style-name="P4" draw:layer="layout" svg:width="0.502cm" svg:height="1.187cm" svg:x="10.4cm" svg:y="14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6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DNA" presentation:presentation-page-layout-name="AL1T1" presentation:use-footer-name="ftr1" presentation:use-date-time-name="dtd1">
        <office:forms form:automatic-focus="false" form:apply-design-mode="false"/>
        <draw:frame presentation:style-name="pr4" draw:layer="layout" svg:width="22.5cm" svg:height="2.6cm" svg:x="4.5cm" svg:y="0.6cm" presentation:class="title" presentation:user-transformed="true">
          <draw:text-box>
            <text:p>Respostas 3.) <text:s text:c="2"/></text:p>
          </draw:text-box>
        </draw:frame>
        <draw:frame presentation:style-name="pr2" draw:layer="layout" svg:width="22.5cm" svg:height="9.134cm" svg:x="4.5cm" svg:y="3.8cm" presentation:class="outline" presentation:user-transformed="true">
          <draw:text-box>
            <text:list text:style-name="L2">
              <text:list-item>
                <text:p><text:span text:style-name="T2">Árvores AVL - Rotação:</text:span><text:span text:style-name="T3"> A operação básica em uma árvore AVL, geralmente envolve os mesmos algoritmos de uma árvore binária desbalanceada</text:span>. <text:span text:style-name="T6">A rotação na árvore AVL ocorre de vido ao seu desbalanceamento</text:span>, uma rotação simples ocorre quando um nó está desbalanceado, e seu filho estiver no mesmo sentido da inclinação, formando uma linha reta. Uma rotação dupla ocorre quando um nó estiver desbalanceado e seu filho estiver inclinado no sentido inverso ao pai, formando um <text:span text:style-name="T6">“joelho”</text:span>. Para garantirmos as propriedades da árvore AVL, rotações devem ser feitas conforme necessário após operações de remoção ou inserção. São conhecido 4 tipo de rotações: <text:span text:style-name="T6">rotação simples à direita, rotação à esquerda, rotação dupla à direita e rotação dupla à esquerda</text:span>.</text:p>
                <text:p><text:span text:style-name="T5"/></text:p>
                <text:p><text:span text:style-name="T5">Fonte: Wikipédia. Disponível via URL: &lt;</text:span><text:span text:style-name="T7"><text:a xlink:href="https://pt.wikipedia.org/Árvore_AVL" xlink:type="simple">https://pt.wikipedia.org/Árvore_AVL</text:a></text:span>&gt;. Acesso em 18 de Junho de 2019.</text:p>
              </text:list-item>
            </text:list>
          </draw:text-box>
        </draw:frame>
        <draw:frame draw:style-name="gr4" draw:text-style-name="P4" draw:layer="layout" svg:width="0.502cm" svg:height="1.187cm" svg:x="10.4cm" svg:y="14cm">
          <draw:text-box>
            <text:p/>
          </draw:text-box>
        </draw:frame>
        <presentation:notes draw:style-name="dp2">
          <draw:page-thumbnail draw:style-name="gr1" draw:layer="layout" svg:width="17cm" svg:height="9.56cm" svg:x="2cm" svg:y="2.5cm" draw:page-number="7" presentation:class="page"/>
          <draw:frame presentation:style-name="pr5" draw:text-style-name="P1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ans2" svg:font-family="'Liberation Sans'" style:font-adornments="Normal" style:font-family-generic="roman" style:font-pitch="variable"/>
    <style:font-face style:name="Liberation Serif" svg:font-family="'Liberation Serif'" style:font-family-generic="roman" style:font-pitch="variable"/>
    <style:font-face style:name="Liberation Serif2" svg:font-family="'Liberation Serif'" style:font-adornments="Regular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iberation Sans3" svg:font-family="'Liberation Sans'" style:font-adornments="Normal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BR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NA-background" style:family="presentation">
      <style:graphic-properties draw:stroke="none" draw:fill="none"/>
      <style:text-properties style:letter-kerning="true"/>
    </style:style>
    <style:style style:name="DNA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3" fo:font-family="'Liberation Sans'" style:font-style-name="Normal" style:font-family-generic="swiss" style:font-pitch="variable" fo:font-size="14pt" style:letter-kerning="true"/>
    </style:style>
    <style:style style:name="DNA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1" style:family="presentation">
      <style:graphic-properties draw:stroke="none" draw:fill="none" draw:fill-color="#3399ff" draw:auto-grow-height="false" draw:fit-to-size="shrink-to-fit" style:shrink-to-fit="true">
        <text:list-style style:name="DNA-outline1">
          <text:list-level-style-bullet text:level="1" text:bullet-char="●">
            <style:list-level-properties text:space-before="0.3cm" text:min-label-width="0.9cm"/>
            <style:text-properties fo:font-family="StarSymbol" fo:color="#0066ff" fo:font-size="40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0066ff" fo:font-size="40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0066ff" fo:font-size="40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0066ff" fo:font-size="40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0066ff" fo:font-size="40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0066ff" fo:font-size="40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0066ff" fo:font-size="40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0066ff" fo:font-size="40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0066ff" fo:font-size="40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0066ff" fo:font-size="40%"/>
          </text:list-level-style-bullet>
        </text:list-style>
      </style:graphic-properties>
      <style:paragraph-properties fo:margin-left="0cm" fo:margin-right="0cm" fo:margin-top="0cm" fo:margin-bottom="0.374cm" fo:text-indent="0cm"/>
      <style:text-properties fo:color="#050505" style:text-outline="false" style:text-line-through-style="none" style:text-line-through-type="none" style:font-name="Liberation Sans1" fo:font-family="'Liberation Sans'" style:font-family-generic="swiss" style:font-pitch="variable" fo:font-size="24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outline2" style:family="presentation" style:parent-style-name="DNA-outline1">
      <style:paragraph-properties fo:margin-left="0cm" fo:margin-right="0cm" fo:margin-top="0cm" fo:margin-bottom="0.299cm" fo:text-indent="0cm"/>
      <style:text-properties style:font-name="Liberation Sans1" fo:font-family="'Liberation Sans'" style:font-family-generic="swiss" style:font-pitch="variable" fo:font-size="20.8999996185303pt"/>
    </style:style>
    <style:style style:name="DNA-outline3" style:family="presentation" style:parent-style-name="DNA-outline2">
      <style:paragraph-properties fo:margin-left="0cm" fo:margin-right="0cm" fo:margin-top="0cm" fo:margin-bottom="0.223cm" fo:text-indent="0cm"/>
      <style:text-properties style:font-name="Liberation Sans1" fo:font-family="'Liberation Sans'" style:font-family-generic="swiss" style:font-pitch="variable" fo:font-size="18pt"/>
    </style:style>
    <style:style style:name="DNA-outline4" style:family="presentation" style:parent-style-name="DNA-outline3">
      <style:paragraph-properties fo:margin-left="0cm" fo:margin-right="0cm" fo:margin-top="0cm" fo:margin-bottom="0.149cm" fo:text-indent="0cm"/>
      <style:text-properties style:font-name="Liberation Sans1" fo:font-family="'Liberation Sans'" style:font-family-generic="swiss" style:font-pitch="variable" fo:font-size="15pt"/>
    </style:style>
    <style:style style:name="DNA-outline5" style:family="presentation" style:parent-style-name="DNA-outline4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6" style:family="presentation" style:parent-style-name="DNA-outline5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7" style:family="presentation" style:parent-style-name="DNA-outline6">
      <style:paragraph-properties fo:margin-left="0cm" fo:margin-right="0cm" fo:margin-top="0cm" fo:margin-bottom="0.074cm" fo:text-indent="0cm"/>
      <style:text-properties style:font-name="Liberation Sans1" fo:font-family="'Liberation Sans'" style:font-family-generic="swiss" style:font-pitch="variable" fo:font-size="15pt"/>
    </style:style>
    <style:style style:name="DNA-outline8" style:family="presentation" style:parent-style-name="DNA-outline7">
      <style:paragraph-properties fo:margin-left="0cm" fo:margin-right="0cm" fo:margin-top="0cm" fo:margin-bottom="0.074cm" fo:text-indent="0cm"/>
      <style:text-properties fo:font-size="15pt"/>
    </style:style>
    <style:style style:name="DNA-outline9" style:family="presentation" style:parent-style-name="DNA-outline8">
      <style:paragraph-properties fo:margin-left="0cm" fo:margin-right="0cm" fo:margin-top="0cm" fo:margin-bottom="0.074cm" fo:text-indent="0cm"/>
      <style:text-properties fo:font-size="15pt"/>
    </style:style>
    <style:style style:name="DNA-subtitle" style:family="presentation">
      <style:graphic-properties draw:stroke="none" draw:fill="none" draw:textarea-vertical-align="middle">
        <text:list-style style:name="DNA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Liberation Serif2" fo:font-family="'Liberation Serif'" style:font-style-name="Regular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NA-title" style:family="presentation">
      <style:graphic-properties draw:stroke="none" draw:fill="none" draw:textarea-vertical-align="middle" draw:fit-to-size="shrink-to-fit" style:shrink-to-fit="true">
        <text:list-style style:name="DNA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050505" style:text-outline="false" style:text-line-through-style="none" style:text-line-through-type="none" style:font-name="Liberation Serif" fo:font-family="'Liberation Serif'" style:font-family-generic="roman" style:font-pitch="variable" fo:font-size="33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NA-backgroundobjects">
      <style:graphic-properties draw:stroke="none" draw:fill="none" draw:fill-color="#ffffff" draw:auto-grow-height="false" fo:min-height="1.338cm"/>
    </style:style>
    <style:style style:name="Mpr2" style:family="presentation" style:parent-style-name="DNA-backgroundobjects">
      <style:graphic-properties draw:stroke="none" draw:fill="none" draw:fill-color="#ffffff" draw:auto-grow-height="false" fo:min-height="1.485cm"/>
    </style:style>
    <style:style style:name="Mpr3" style:family="presentation" style:parent-style-name="DNA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/>
    </style:style>
    <style:style style:name="MP2" style:family="paragraph">
      <loext:graphic-properties draw:fill="none" draw:fill-color="#ffffff"/>
      <style:text-properties fo:font-size="14pt"/>
    </style:style>
    <style:style style:name="MP3" style:family="paragraph">
      <style:paragraph-properties fo:text-align="end"/>
      <style:text-properties fo:font-size="14pt"/>
    </style:style>
    <style:style style:name="MP4" style:family="paragraph">
      <loext:graphic-properties draw:fill="none" draw:fill-color="#ffffff"/>
      <style:paragraph-properties fo:text-align="end"/>
      <style:text-properties fo:font-size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none" draw:fill-color="#ffffff"/>
      <style:paragraph-properties fo:text-align="center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style:font-name="Liberation Sans1" fo:font-size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4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DNA" style:page-layout-name="PM1" draw:style-name="Mdp1">
      <draw:frame draw:style-name="Mgr3" draw:text-style-name="MP5" draw:layer="backgroundobjects" svg:width="28.016cm" svg:height="15.75cm" svg:x="0cm" svg:y="0cm">
        <draw:image xlink:href="Pictures/100000000000055600000300BB0EE136FA0CFB63.png" xlink:type="simple" xlink:show="embed" xlink:actuate="onLoad" loext:mime-type="image/png">
          <text:p/>
        </draw:image>
      </draw:frame>
      <draw:frame presentation:style-name="DNA-title" draw:layer="backgroundobjects" svg:width="22.5cm" svg:height="2.6cm" svg:x="4.5cm" svg:y="0.6cm" presentation:class="title" presentation:placeholder="true">
        <draw:text-box/>
      </draw:frame>
      <draw:frame presentation:style-name="DNA-outline1" draw:layer="backgroundobjects" svg:width="22.5cm" svg:height="9.134cm" svg:x="4.5cm" svg:y="3.8cm" presentation:class="outline" presentation:placeholder="true">
        <draw:text-box/>
      </draw:frame>
      <draw:frame presentation:style-name="Mpr1" draw:text-style-name="MP2" draw:layer="backgroundobjects" svg:width="6.523cm" svg:height="1.085cm" svg:x="4.4cm" svg:y="14.347cm" presentation:class="date-time">
        <draw:text-box>
          <text:p text:style-name="MP1"><text:span text:style-name="MT2"><presentation:date-time/></text:span></text:p>
        </draw:text-box>
      </draw:frame>
      <draw:frame presentation:style-name="Mpr1" draw:text-style-name="MP6" draw:layer="backgroundobjects" svg:width="8.875cm" svg:height="1.085cm" svg:x="11.075cm" svg:y="14.347cm" presentation:class="footer">
        <draw:text-box>
          <text:p text:style-name="MP3"><text:span text:style-name="MT2"><presentation:footer/></text:span></text:p>
        </draw:text-box>
      </draw:frame>
      <draw:frame presentation:style-name="Mpr1" draw:text-style-name="MP4" draw:layer="backgroundobjects" svg:width="6.523cm" svg:height="1.085cm" svg:x="20.075cm" svg:y="14.347cm" presentation:class="page-number">
        <draw:text-box>
          <text:p text:style-name="MP3"><text:span text:style-name="MT2"><text:page-number>4</text:page-number></text:span></text:p>
        </draw:text-box>
      </draw:frame>
      <presentation:notes style:page-layout-name="PM0">
        <draw:page-thumbnail presentation:style-name="DNA-title" draw:layer="backgroundobjects" svg:width="17cm" svg:height="9.56cm" svg:x="2cm" svg:y="2.5cm" presentation:class="page"/>
        <draw:frame presentation:style-name="DNA-notes" draw:layer="backgroundobjects" svg:width="17cm" svg:height="14cm" svg:x="2cm" svg:y="13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4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9-06-18T12:17:09.656837659</meta:creation-date>
    <meta:editing-duration>PT1H36M</meta:editing-duration>
    <meta:editing-cycles>16</meta:editing-cycles>
    <meta:generator>LibreOffice/6.2.0.3$Linux_X86_64 LibreOffice_project/98c6a8a1c6c7b144ce3cc729e34964b47ce25d62</meta:generator>
    <dc:title>DNA</dc:title>
    <dc:date>2019-06-18T14:22:28.332753391</dc:date>
    <meta:document-statistic meta:object-count="100"/>
  </office:meta>
</office:document-meta>
</file>